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text-properties fo:font-style="normal" style:font-style-asian="normal" style:font-style-complex="normal"/>
    </style:style>
    <style:style style:name="P15" style:family="paragraph" style:parent-style-name="Heading_20_1" style:master-page-name="First_20_Page">
      <style:paragraph-properties style:page-number="auto"/>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32364400">
          <text:deletion>
            <office:change-info>
              <dc:creator>Bob Jacobsen</dc:creator>
              <dc:date>2011-03-11T11:06:00</dc:date>
            </office:change-info>
            <text:p text:style-name="Standard">extensively</text:p>
          </text:deletion>
        </text:changed-region>
        <text:changed-region text:id="ct721989600">
          <text:insertion>
            <office:change-info>
              <dc:creator>Bob Jacobsen</dc:creator>
              <dc:date>2011-03-11T11:06:00</dc:date>
            </office:change-info>
          </text:insertion>
        </text:changed-region>
        <text:changed-region text:id="ct722179024">
          <text:insertion>
            <office:change-info>
              <dc:creator>Bob Jacobsen</dc:creator>
              <dc:date>2011-03-11T11:06:00</dc:date>
            </office:change-info>
          </text:insertion>
        </text:changed-region>
        <text:changed-region text:id="ct521299344">
          <text:deletion>
            <office:change-info>
              <dc:creator>Bob Jacobsen</dc:creator>
              <dc:date>2011-03-11T11:06:00</dc:date>
            </office:change-info>
            <text:p text:style-name="Standard">total </text:p>
          </text:deletion>
        </text:changed-region>
        <text:changed-region text:id="ct496730848">
          <text:insertion>
            <office:change-info>
              <dc:creator>Bob Jacobsen</dc:creator>
              <dc:date>2011-03-11T11:06:00</dc:date>
            </office:change-info>
          </text:insertion>
        </text:changed-region>
        <text:changed-region text:id="ct721867360">
          <text:insertion>
            <office:change-info>
              <dc:creator>Bob Jacobsen</dc:creator>
              <dc:date>2011-03-11T11:05:00</dc:date>
            </office:change-info>
          </text:insertion>
        </text:changed-region>
        <text:changed-region text:id="ct721972528">
          <text:insertion>
            <office:change-info>
              <dc:creator>Bob Jacobsen</dc:creator>
              <dc:date>2011-03-11T11:06:00</dc:date>
            </office:change-info>
          </text:insertion>
        </text:changed-region>
        <text:changed-region text:id="ct500027184">
          <text:deletion>
            <office:change-info>
              <dc:creator>Bob Jacobsen</dc:creator>
              <dc:date>2011-03-11T11:07:00</dc:date>
            </office:change-info>
            <text:p text:style-name="Standard">actual</text:p>
          </text:deletion>
        </text:changed-region>
        <text:changed-region text:id="ct620012048">
          <text:insertion>
            <office:change-info>
              <dc:creator>Bob Jacobsen</dc:creator>
              <dc:date>2011-03-11T11:07:00</dc:date>
            </office:change-info>
          </text:insertion>
        </text:changed-region>
        <text:changed-region text:id="ct619962336">
          <text:deletion>
            <office:change-info>
              <dc:creator>Bob Jacobsen</dc:creator>
              <dc:date>2011-03-11T11:07:00</dc:date>
            </office:change-info>
            <text:p text:style-name="Standard"><text:span text:style-name="T1"><text:s/></text:span></text:p>
          </text:deletion>
        </text:changed-region>
        <text:changed-region text:id="ct618548288">
          <text:deletion>
            <office:change-info>
              <dc:creator>Bob Jacobsen</dc:creator>
              <dc:date>2011-03-11T11:07:00</dc:date>
            </office:change-info>
            <text:p text:style-name="Standard"><text:span text:style-name="T1">actually</text:span></text:p>
          </text:deletion>
        </text:changed-region>
        <text:changed-region text:id="ct619894032">
          <text:insertion>
            <office:change-info>
              <dc:creator>Bob Jacobsen</dc:creator>
              <dc:date>2011-03-11T1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 doesn't require any particular human-readable format, but hex-pairs with separators are strongly suggested, e.g. 01.AB.34.01.CD.E3; decimal pairs could also be used, but in that case it's important to provide a way to know which is use.</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532364400"/><text:change-start text:change-id="ct721989600"/>efficiently<text:change-end text:change-id="ct721989600"/> used. <text:s/>For example, most NMRA members will not design their own OpenLCB nodes and need to assign node IDs, but assigning a range to every member makes it easy for those who want to, at a <text:change-start text:change-id="ct722179024"/>total <text:change-end text:change-id="ct722179024"/>cost of only 0.000016 of the <text:change text:change-id="ct521299344"/><text:change-start text:change-id="ct496730848"/>available <text:change-end text:change-id="ct496730848"/>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721867360"/></text:p>
      <text:p text:style-name="P9">Allocations are meant to be unique forever, so the specification requires that new <text:change-end text:change-id="ct721867360"/><text:change-start text:change-id="ct721972528"/>allocation ranges not overlap existing ones, and allocation regions not be reused later.<text:change-end text:change-id="ct721972528"/></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p text:style-name="Standard">Non-global IP addresses (called out as specific ranges in the Standard) will require another algorithm. 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500027184"/><text:change-start text:change-id="ct620012048"/>detailed<text:change-end text:change-id="ct620012048"/> use of these identifiers <text:span text:style-name="T1">is</text:span><text:change text:change-id="ct619962336"/><text:change text:change-id="ct618548288"/><text:span text:style-name="T1"> specified elsewhere. In some cases, the protocols are still being developed, and the entry here is just reserving a range for a specific future use.</text:span></text:p>
      <text:h text:style-name="Heading_20_3" text:outline-level="3"><text:soft-page-break/>Unique identifiers assigned for use with locomotive control systems</text:h>
      <text:p text:style-name="Standard">Locomotive control was initially beyond the scope of OpenLCB development, but later work sta<text:change-start text:change-id="ct619894032"/>r<text:change-end text:change-id="ct619894032"/>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he 24-bit blocks are slightly scarcer, but there are still almost 2<text:span text:style-name="T7">16</text:span> of them available by using additional values for byte 2. <text:s/>Requests for these blocks should be routinely granted once <text:span text:style-name="T1">the</text:span> requestor has identified himself.</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3</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1-03-11T11:07:58">3/11/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3-11T11:07:58">Mar 11,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1-03-11T11:07:58">3/1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03</meta:editing-cycles>
    <meta:editing-duration>PT14H22M10S</meta:editing-duration>
    <meta:generator>OpenOffice.org/3.2$Unix OpenOffice.org_project/320m18$Build-9502</meta:generator>
    <dc:date>2011-03-11T11:07:58</dc:date>
    <dc:creator>Bob Jacobsen</dc:creator>
    <dc:subject> </dc:subject>
    <meta:document-statistic meta:table-count="1" meta:image-count="1" meta:object-count="0" meta:page-count="5" meta:paragraph-count="69" meta:word-count="1694" meta:character-count="10527"/>
    <meta:user-defined meta:name="Info 1"/>
    <meta:user-defined meta:name="Info 2"/>
    <meta:user-defined meta:name="Info 3"/>
    <meta:user-defined meta:name="Info 4"/>
  </office:meta>
</office:document-meta>
</file>